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10db2a" officeooo:paragraph-rsid="0005e93a"/>
    </style:style>
    <style:style style:name="P2" style:family="paragraph" style:parent-style-name="Heading">
      <style:text-properties officeooo:paragraph-rsid="0005e93a"/>
    </style:style>
    <style:style style:name="P3" style:family="paragraph" style:parent-style-name="Standard">
      <style:paragraph-properties fo:text-align="center" style:justify-single-word="false"/>
      <style:text-properties fo:font-size="16pt" officeooo:rsid="0010db2a" officeooo:paragraph-rsid="0005e93a" style:font-size-asian="16pt" style:font-size-complex="16pt"/>
    </style:style>
    <style:style style:name="P4" style:family="paragraph" style:parent-style-name="Text_20_body" style:list-style-name="L2">
      <style:text-properties officeooo:rsid="0005e93a" officeooo:paragraph-rsid="0005e93a"/>
    </style:style>
    <style:style style:name="P5" style:family="paragraph" style:parent-style-name="Heading_20_1">
      <style:paragraph-properties fo:text-align="center" style:justify-single-word="false"/>
      <style:text-properties officeooo:paragraph-rsid="0005e93a"/>
    </style:style>
    <style:style style:name="T1" style:family="text">
      <style:text-properties officeooo:rsid="0005e9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DVD</text:span> <text:span text:style-name="T1">Library</text:span> User Stories</text:h>
      <text:p text:style-name="P3"/>
      <text:p text:style-name="P2">Add <text:span text:style-name="T1">a</text:span> <text:span text:style-name="T1">DVD to collection</text:span></text:p>
      <text:list xml:id="list2281329867904269715" text:style-name="L2">
        <text:list-item>
          <text:p text:style-name="P4">Add as many DVD's in one session</text:p>
        </text:list-item>
      </text:list>
      <text:p text:style-name="P2">Remove <text:span text:style-name="T1">a</text:span> <text:span text:style-name="T1">DVD from collection</text:span></text:p>
      <text:list xml:id="list153819367014481" text:continue-numbering="true" text:style-name="L2">
        <text:list-item>
          <text:p text:style-name="P4">Remove as many DVD's in one session</text:p>
        </text:list-item>
      </text:list>
      <text:p text:style-name="P2"><text:span text:style-name="T1">Edit a DVD in collection</text:span></text:p>
      <text:list xml:id="list153817615982740" text:continue-numbering="true" text:style-name="L2">
        <text:list-item>
          <text:p text:style-name="P4">Edit as many DVD's in one session</text:p>
        </text:list-item>
      </text:list>
      <text:p text:style-name="P2">List All <text:span text:style-name="T1">DVD's in the collection</text:span></text:p>
      <text:p text:style-name="P2"><text:span text:style-name="T1">View Information for a particular DVD</text:span></text:p>
      <text:p text:style-name="P1">S<text:span text:style-name="T1">earch for DVD by title</text:span></text:p>
      <text:p text:style-name="P1">Show Menu</text:p>
      <text:p text:style-name="P1">Quit Program</text:p>
      <text:p text:style-name="P1">Save <text:span text:style-name="T1">Library</text:span></text:p>
      <text:p text:style-name="P1">Read <text:span text:style-name="T1">Libr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5:09:42.019240892</meta:creation-date>
    <dc:date>2015-04-29T15:38:17.194519229</dc:date>
    <meta:editing-duration>PT13M25S</meta:editing-duration>
    <meta:editing-cycles>1</meta:editing-cycles>
    <meta:document-statistic meta:table-count="0" meta:image-count="0" meta:object-count="0" meta:page-count="1" meta:paragraph-count="14" meta:word-count="68" meta:character-count="339" meta:non-whitespace-character-count="288"/>
    <meta:generator>LibreOffice/4.2.7.2$Linux_X86_64 LibreOffice_project/420m0$Build-2</meta:generator>
  </office:meta>
</office:document-meta>
</file>